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2" svg:font-family="Lato" style:font-adornments="Standaard" style:font-pitch="variable"/>
    <style:font-face style:name="Lato" svg:font-family="Lato" style:font-family-generic="roman" style:font-pitch="variable"/>
    <style:font-face style:name="Lato1" svg:font-family="Lato" style:font-adornments="Standa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cm" fo:min-width="6.501cm"/>
    </style:style>
    <style:style style:name="gr2" style:family="graphic" style:parent-style-name="standard">
      <style:graphic-properties draw:fill-color="#f7d1d5" draw:textarea-horizontal-align="justify" draw:textarea-vertical-align="middle" draw:auto-grow-height="false" fo:min-height="3.278cm" fo:min-width="9.24cm"/>
    </style:style>
    <style:style style:name="gr3" style:family="graphic" style:parent-style-name="objectwithoutfill">
      <style:graphic-properties svg:stroke-width="0.5cm" svg:stroke-color="#3465a4" draw:marker-start-width="0.95cm" draw:marker-end="Arrow" draw:marker-end-width="1.55cm" draw:fill="solid" draw:fill-color="#f7d1d5" draw:textarea-vertical-align="middle" fo:padding-top="0.375cm" fo:padding-bottom="0.375cm" fo:padding-left="0.5cm" fo:padding-right="0.5cm"/>
    </style:style>
    <style:style style:name="gr4" style:family="graphic" style:parent-style-name="objectwithoutfill">
      <style:graphic-properties svg:stroke-width="0.5cm" svg:stroke-color="#000000" draw:marker-start-width="0.95cm" draw:marker-end="Circle" draw:marker-end-width="1.55cm" draw:fill="solid" draw:fill-color="#f7d1d5" draw:textarea-vertical-align="middle" fo:padding-top="0.375cm" fo:padding-bottom="0.375cm" fo:padding-left="0.5cm" fo:padding-right="0.5cm"/>
    </style:style>
    <style:style style:name="gr5" style:family="graphic" style:parent-style-name="objectwithoutfill">
      <style:graphic-properties svg:stroke-width="0.5cm" svg:stroke-color="#ff6d6d" draw:marker-start-width="0.95cm" draw:marker-end="Square" draw:marker-end-width="1.55cm" draw:fill="solid" draw:fill-color="#f7d1d5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loext:graphic-properties draw:fill-color="#f7d1d5"/>
      <style:paragraph-properties fo:text-align="center"/>
      <style:text-properties fo:font-size="88pt" style:font-size-asian="88pt" style:font-size-complex="88pt"/>
    </style:style>
    <style:style style:name="P3" style:family="paragraph">
      <loext:graphic-properties draw:fill="solid" draw:fill-color="#f7d1d5"/>
      <style:paragraph-properties fo:text-align="center"/>
    </style:style>
    <style:style style:name="T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xml:id="id1" draw:id="id1" draw:layer="layout" svg:width="7cm" svg:height="5.4cm" svg:x="7.3cm" svg:y="5.6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2" draw:id="id2" draw:layer="layout" svg:width="10.8cm" svg:height="5cm" svg:x="5.4cm" svg:y="14.2cm">
          <text:p text:style-name="P1"><text:span text:style-name="T1">Dep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curve" svg:x1="7.3cm" svg:y1="8.3cm" svg:x2="5.4cm" svg:y2="16.7cm" draw:start-shape="id1" draw:start-glue-point="6" draw:end-shape="id2" draw:end-glue-point="5" svg:d="M7300 8300c-3601 0-2651 8400-1900 8400" svg:viewBox="0 0 2603 8401">
          <text:p/>
        </draw:connector>
        <draw:connector draw:style-name="gr4" draw:text-style-name="P3" draw:layer="layout" svg:x1="10.8cm" svg:y1="11cm" svg:x2="10.8cm" svg:y2="14.2cm" draw:start-shape="id1" draw:start-glue-point="7" draw:end-shape="id2" draw:end-glue-point="4" svg:d="M10800 11000v3200" svg:viewBox="0 0 1 3201">
          <text:p/>
        </draw:connector>
        <draw:connector draw:style-name="gr5" draw:text-style-name="P3" draw:layer="layout" draw:type="curve" svg:x1="16.2cm" svg:y1="16.7cm" svg:x2="14.3cm" svg:y2="8.3cm" draw:start-shape="id2" draw:start-glue-point="7" draw:end-shape="id1" draw:end-glue-point="8" svg:d="M16200 16700c753 0 1703-8400-1900-8400" svg:viewBox="0 0 2605 8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2" svg:font-family="Lato" style:font-adornments="Standaard" style:font-pitch="variable"/>
    <style:font-face style:name="Lato" svg:font-family="Lato" style:font-family-generic="roman" style:font-pitch="variable"/>
    <style:font-face style:name="Lato1" svg:font-family="Lato" style:font-adornments="Standa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Standaard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6T00:22:34.922585411</meta:creation-date>
    <dc:date>2020-04-06T00:47:50.677911406</dc:date>
    <meta:editing-duration>PT6M19S</meta:editing-duration>
    <meta:editing-cycles>2</meta:editing-cycles>
    <meta:generator>LibreOffice/6.2.7.1$Linux_X86_64 LibreOffice_project/23edc44b61b830b7d749943e020e96f5a7df63bf</meta:generator>
    <meta:document-statistic meta:object-count="5"/>
  </office:meta>
</office:document-meta>
</file>